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One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Barnett 2009;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Our homes, backyards, local neighborhood, and even our cities, tend to hold deep significance for us. <text:s/>These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Stedman 2003b, 826) 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text:span text:style-name="c0"><text:tab/>There is a clear divergences in quantitative and qualitative methodology for studying place-meanings. <text:s/>Quantitative methods utilize Likert scales that measure a participant’s level of agreement with a given statement (e.g. ... ).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On the other hand, 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span></text:p>
      <text:p text:style-name="p4"/>
      <text:p text:style-name="p1"><text:span text:style-name="c6">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For example, Kaltenborn (1998) suggest in their study that people develop strong place-attachments to aesthetically pleasing environments. <text:s/>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attachment that helps them rebuild after a traumatic event. <text:s/></text:span></text:p>
      <text:p text:style-name="p4"/>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text:span text:style-name="c0"><text:tab/></text:span></text:p>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Aside from the self, social, and environmental dimensions of sense-of-place, Ardoin (2006) talks about the political economic dimension that contribute to our sense of place. <text:s/>The author argues that economics and politics connect places to other places and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tab/></text:span></text:p>
      <text:p text:style-name="p4"/>
      <text:p text:style-name="p4"/>
      <text:p text:style-name="p4"><text:span text:style-name="c0">Place attachment, Place meaning, and Pro-environmental Attitudes and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1"><text:span text:style-name="c0"><text:tab/>In a study that measured the impact of place-attachment and place-meaning on lake watershed related environmental concern, Brehm, Eisenhauer, &amp; Stedman (2013) found that place-meanings in particular are a strong predictor of cognitive-based environmental concern. <text:s/>The authors explain that “place meanings may emerge as a stronger predictor [of environmental concern] because they represent respondents’ perceived interconnection between themselves and nature (biosphere) rooted in a contextual element of the specific place” (Brehm, Eisenhauer, &amp; Stedman 2013, 533)</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Stedman 2003a). </text:span></text:p>
      <text:p text:style-name="p4"><text:span text:style-name="c0"><text:tab/>Snowball sampling is quite common in qualitative studies (e.g., Cantrill 1998), where an initial set of participants each recommends more participants.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Instruments:</text:span></text:p>
      <text:p text:style-name="p4"><text:span text:style-name="c0"><text:tab/>Interviews: Open-ended surveys (Cantrill 1998)</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1"><text:span text:style-name="c0"><text:tab/>Likert-scale surveys: Likert-scale mail-in surveys are fairly common in studying place attachment. <text:s/>A five-point (e.g., Nanzer 2004) or a seven-point Likert scale (e.g., Stedman 2003a; Brehm, Eisenhauer, &amp; Stedman 2013) ranging from “strongly disagree” to “strongly agree” is utilized to measure a person’s level of agreement with a statement. <text:s/>Statements are designed to reflect place-attachment or other sense-of-place concepts. <text:s/></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used open-coping methodology to categorize responses to interview questions; the author identified the dominant themes in each response through analysis of distinct features. <text:s/></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office:text>
  </office:body>
</office:document-content>
</file>